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7-08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4-01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1-14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0-07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7-09 2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4-16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1-09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0-26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0-25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10-23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09-22 2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08-28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08-10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07-20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06-23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05-22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04-24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03-27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02-1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3-01-21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2-12-13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2-11-18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2-10-24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2-09-27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2-09-12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2-08-17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2-07-25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2-07-15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2-06-2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2-06-07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2-05-20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2-05-03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2-04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2-03-21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2-02-21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2-01-24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1-12-16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1-11-17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1-10-20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1-09-19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1-08-24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1-07-22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1-06-23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1-05-21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1-04-20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1-03-19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1-02-21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1-01-22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0-12-15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0-11-20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0-10-26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0-10-14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0-09-17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0-08-24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0-07-27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0-07-1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0-06-23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0-05-26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0-04-28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0-03-22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0-02-26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20-01-29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9-12-1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9-11-22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9-10-28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9-09-23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9-08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9-08-05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9-07-19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9-06-24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9-05-24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9-04-24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9-03-22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9-02-22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9-01-16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8-12-19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8-11-26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8-10-19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8-09-21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8-08-27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8-07-26 1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8-06-22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8-05-30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8-04-22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8-03-23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8-02-24 2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8-01-22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7-12-19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7-11-27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7-10-23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7-09-26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7-08-29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7-07-25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7-06-2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7-05-30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7-04-2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7-03-29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7-02-23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7-01-31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6-12-22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6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6-10-25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6-09-29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6-08-26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6-07-28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6-06-28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6-05-26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6-04-29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6-03-31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6-02-26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6-01-28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5-12-22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5-11-24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5-10-27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5-09-30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5-08-25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5-07-29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5-06-23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5-05-27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5-04-27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5-03-27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5-02-26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5-01-26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4-12-22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4-11-28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4-10-27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4-09-26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4-08-26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4-07-28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4-06-23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4-05-28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4-04-29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4-03-26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4-02-26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4-01-29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3-12-19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3-11-26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3-10-30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3-09-24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3-08-27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3-07-29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3-06-24 2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3-05-29 2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3-04-17 2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3-03-28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3-02-27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3-01-31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2-12-20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2-11-27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2-11-05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2-09-20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2-08-27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2-07-23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2-06-25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2-05-23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2-04-30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2-03-26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2-02-27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2-01-23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1-12-27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1-11-28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1-10-24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1-09-26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1-08-3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1-07-26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1-06-27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1-05-23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1-04-25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1-03-2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1-02-22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1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0-12-20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0-11-22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0-10-25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0-09-27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0-08-23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0-07-26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0-06-2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0-05-24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0-04-2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0-03-29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0-02-22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10-01-25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9-12-21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9-11-23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9-10-26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9-09-28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9-08-24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9-07-29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9-06-22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9-05-26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9-04-27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9-03-23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9-02-23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9-01-26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8-12-2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8-11-24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8-10-28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8-09-22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8-08-25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8-07-28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8-06-23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8-05-20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8-03-25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8-02-26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8-01-28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7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7-11-26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7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7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7-08-27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7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7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7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7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6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6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6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6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6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5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5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5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4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4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4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4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4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4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4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3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3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3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3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3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3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3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2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2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2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2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2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1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1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1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1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0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0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0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0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0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2000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9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9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9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9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9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9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9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9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8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8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8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8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8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8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8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8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8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7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7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7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7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7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7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7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7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7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6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6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6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6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5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5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5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5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4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4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4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4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4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4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4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4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3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3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3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3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3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3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3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2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2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2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2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2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2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2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2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2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1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1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1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1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1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1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1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1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1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1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1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0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0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0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0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0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0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0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0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0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0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90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9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9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9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9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9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9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9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9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9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8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8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8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8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8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8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8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8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8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8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8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8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7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7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7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7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7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7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7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7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7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6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6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6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6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6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6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6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6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6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6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5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5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5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5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5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5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5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5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5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5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5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4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4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4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4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4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4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4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4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4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4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4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4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3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3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3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3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3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3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2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2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2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2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2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2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2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2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2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2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2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1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1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1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1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1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1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1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1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1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1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0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0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0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0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0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0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0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80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9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9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9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9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9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9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8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8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8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8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8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8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8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7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7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7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7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7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7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7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6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6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6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6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6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6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6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6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5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5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5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5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5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5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5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5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4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4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4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4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4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4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4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4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3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3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3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3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3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3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3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3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3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2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2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2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2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2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2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2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2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2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2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1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1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1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1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1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1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1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0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0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0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0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0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0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0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70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69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69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69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69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6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69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69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69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6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69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69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69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68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68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6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6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68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68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68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68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6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6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68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68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67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6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67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6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67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6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6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6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6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6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67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66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66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6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6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66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6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66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6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6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66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6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6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65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6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6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65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65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65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65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65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65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6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6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64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311072355801</text:p>
          </table:table-cell>
          <table:table-cell office:value-type="string" calcext:value-type="string">
            <text:p>MA-DFW 44R DEERFIELD, MA</text:p>
          </table:table-cell>
          <table:table-cell office:value-type="string" calcext:value-type="string">
            <text:p>1964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1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736" meta:object-count="0"/>
    <meta:user-defined meta:name="AppVersion">3.0</meta:user-defined>
  </office:meta>
</office:document-meta>
</file>